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4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3429in"/>
    </style:style>
    <style:style style:name="co4" style:family="table-column">
      <style:table-column-properties fo:break-before="auto" style:column-width="0.8382in"/>
    </style:style>
    <style:style style:name="co5" style:family="table-column">
      <style:table-column-properties fo:break-before="auto" style:column-width="0.9161in"/>
    </style:style>
    <style:style style:name="co6" style:family="table-column">
      <style:table-column-properties fo:break-before="auto" style:column-width="0.7598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0.6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Mismatch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GTTCCCCGCGCCAGCGGGGATAAACCGC</text:p>
          </table:table-cell>
          <table:table-cell office:value-type="float" office:value="595299" calcext:value-type="float">
            <text:p>595299</text:p>
          </table:table-cell>
          <table:table-cell office:value-type="float" office:value="627780" calcext:value-type="float">
            <text:p>627780</text:p>
          </table:table-cell>
          <table:table-cell office:value-type="float" office:value="633894" calcext:value-type="float">
            <text:p>633894</text:p>
          </table:table-cell>
          <table:table-cell office:value-type="float" office:value="636054" calcext:value-type="float">
            <text:p>636054</text:p>
          </table:table-cell>
          <table:table-cell office:value-type="float" office:value="637323" calcext:value-type="float">
            <text:p>637323</text:p>
          </table:table-cell>
        </table:table-row>
        <table:table-row table:style-name="ro1">
          <table:table-cell office:value-type="string" calcext:value-type="string">
            <text:p>GAGTTCCCCGCGCCAGCGGGGATAAACCG</text:p>
          </table:table-cell>
          <table:table-cell office:value-type="float" office:value="609304" calcext:value-type="float">
            <text:p>609304</text:p>
          </table:table-cell>
          <table:table-cell office:value-type="float" office:value="630291" calcext:value-type="float">
            <text:p>630291</text:p>
          </table:table-cell>
          <table:table-cell office:value-type="float" office:value="634645" calcext:value-type="float">
            <text:p>634645</text:p>
          </table:table-cell>
          <table:table-cell office:value-type="float" office:value="636593" calcext:value-type="float">
            <text:p>636593</text:p>
          </table:table-cell>
          <table:table-cell office:value-type="float" office:value="637663" calcext:value-type="float">
            <text:p>637663</text:p>
          </table:table-cell>
        </table:table-row>
        <table:table-row table:style-name="ro1">
          <table:table-cell office:value-type="string" calcext:value-type="string">
            <text:p>GAGTTCCCCGCGCCAGCGGGGATAAACC</text:p>
          </table:table-cell>
          <table:table-cell office:value-type="float" office:value="610403" calcext:value-type="float">
            <text:p>610403</text:p>
          </table:table-cell>
          <table:table-cell office:value-type="float" office:value="630510" calcext:value-type="float">
            <text:p>630510</text:p>
          </table:table-cell>
          <table:table-cell office:value-type="float" office:value="634904" calcext:value-type="float">
            <text:p>634904</text:p>
          </table:table-cell>
          <table:table-cell office:value-type="float" office:value="636722" calcext:value-type="float">
            <text:p>636722</text:p>
          </table:table-cell>
          <table:table-cell office:value-type="float" office:value="637714" calcext:value-type="float">
            <text:p>637714</text:p>
          </table:table-cell>
        </table:table-row>
        <table:table-row table:style-name="ro1">
          <table:table-cell office:value-type="string" calcext:value-type="string">
            <text:p>GAGTTCCCCGCGCCAGCGGGGATAAAC</text:p>
          </table:table-cell>
          <table:table-cell office:value-type="float" office:value="610900" calcext:value-type="float">
            <text:p>610900</text:p>
          </table:table-cell>
          <table:table-cell office:value-type="float" office:value="630784" calcext:value-type="float">
            <text:p>630784</text:p>
          </table:table-cell>
          <table:table-cell office:value-type="float" office:value="635046" calcext:value-type="float">
            <text:p>635046</text:p>
          </table:table-cell>
          <table:table-cell office:value-type="float" office:value="636809" calcext:value-type="float">
            <text:p>636809</text:p>
          </table:table-cell>
          <table:table-cell office:value-type="float" office:value="637861" calcext:value-type="float">
            <text:p>637861</text:p>
          </table:table-cell>
        </table:table-row>
        <table:table-row table:style-name="ro1">
          <table:table-cell office:value-type="string" calcext:value-type="string">
            <text:p>GAGTTCCCCGCGCCAGCGGGGATAAA</text:p>
          </table:table-cell>
          <table:table-cell office:value-type="float" office:value="611507" calcext:value-type="float">
            <text:p>611507</text:p>
          </table:table-cell>
          <table:table-cell office:value-type="float" office:value="631027" calcext:value-type="float">
            <text:p>631027</text:p>
          </table:table-cell>
          <table:table-cell office:value-type="float" office:value="635165" calcext:value-type="float">
            <text:p>635165</text:p>
          </table:table-cell>
          <table:table-cell office:value-type="float" office:value="636919" calcext:value-type="float">
            <text:p>636919</text:p>
          </table:table-cell>
          <table:table-cell office:value-type="float" office:value="637958" calcext:value-type="float">
            <text:p>637958</text:p>
          </table:table-cell>
        </table:table-row>
        <table:table-row table:style-name="ro1">
          <table:table-cell office:value-type="string" calcext:value-type="string">
            <text:p>GAGTTCCCCGCGCCAGCGGGGATAA</text:p>
          </table:table-cell>
          <table:table-cell office:value-type="float" office:value="612603" calcext:value-type="float">
            <text:p>612603</text:p>
          </table:table-cell>
          <table:table-cell office:value-type="float" office:value="631439" calcext:value-type="float">
            <text:p>631439</text:p>
          </table:table-cell>
          <table:table-cell office:value-type="float" office:value="635476" calcext:value-type="float">
            <text:p>635476</text:p>
          </table:table-cell>
          <table:table-cell office:value-type="float" office:value="637214" calcext:value-type="float">
            <text:p>637214</text:p>
          </table:table-cell>
          <table:table-cell office:value-type="float" office:value="638087" calcext:value-type="float">
            <text:p>638087</text:p>
          </table:table-cell>
        </table:table-row>
        <table:table-row table:style-name="ro1">
          <table:table-cell office:value-type="string" calcext:value-type="string">
            <text:p>GAGTTCCCCGCGCCAGCGGGGATA</text:p>
          </table:table-cell>
          <table:table-cell office:value-type="float" office:value="613276" calcext:value-type="float">
            <text:p>613276</text:p>
          </table:table-cell>
          <table:table-cell office:value-type="float" office:value="631788" calcext:value-type="float">
            <text:p>631788</text:p>
          </table:table-cell>
          <table:table-cell office:value-type="float" office:value="635741" calcext:value-type="float">
            <text:p>635741</text:p>
          </table:table-cell>
          <table:table-cell office:value-type="float" office:value="637365" calcext:value-type="float">
            <text:p>637365</text:p>
          </table:table-cell>
          <table:table-cell office:value-type="float" office:value="638214" calcext:value-type="float">
            <text:p>638214</text:p>
          </table:table-cell>
        </table:table-row>
        <table:table-row table:style-name="ro1">
          <table:table-cell office:value-type="string" calcext:value-type="string">
            <text:p>GAGTTCCCCGCGCCAGCGGGGAT</text:p>
          </table:table-cell>
          <table:table-cell office:value-type="float" office:value="613494" calcext:value-type="float">
            <text:p>613494</text:p>
          </table:table-cell>
          <table:table-cell office:value-type="float" office:value="631917" calcext:value-type="float">
            <text:p>631917</text:p>
          </table:table-cell>
          <table:table-cell office:value-type="float" office:value="635811" calcext:value-type="float">
            <text:p>635811</text:p>
          </table:table-cell>
          <table:table-cell office:value-type="float" office:value="637436" calcext:value-type="float">
            <text:p>637436</text:p>
          </table:table-cell>
          <table:table-cell office:value-type="float" office:value="638274" calcext:value-type="float">
            <text:p>638274</text:p>
          </table:table-cell>
        </table:table-row>
        <table:table-row table:style-name="ro1">
          <table:table-cell office:value-type="string" calcext:value-type="string">
            <text:p>GAGTTCCCCGCGCCAGCGGGGA</text:p>
          </table:table-cell>
          <table:table-cell office:value-type="float" office:value="614153" calcext:value-type="float">
            <text:p>614153</text:p>
          </table:table-cell>
          <table:table-cell office:value-type="float" office:value="632273" calcext:value-type="float">
            <text:p>632273</text:p>
          </table:table-cell>
          <table:table-cell office:value-type="float" office:value="636113" calcext:value-type="float">
            <text:p>636113</text:p>
          </table:table-cell>
          <table:table-cell office:value-type="float" office:value="637615" calcext:value-type="float">
            <text:p>637615</text:p>
          </table:table-cell>
          <table:table-cell office:value-type="float" office:value="638412" calcext:value-type="float">
            <text:p>638412</text:p>
          </table:table-cell>
        </table:table-row>
        <table:table-row table:style-name="ro1">
          <table:table-cell office:value-type="string" calcext:value-type="string">
            <text:p>GAGTTCCCCGCGCCAGCGGGG</text:p>
          </table:table-cell>
          <table:table-cell office:value-type="float" office:value="614599" calcext:value-type="float">
            <text:p>614599</text:p>
          </table:table-cell>
          <table:table-cell office:value-type="float" office:value="632581" calcext:value-type="float">
            <text:p>632581</text:p>
          </table:table-cell>
          <table:table-cell office:value-type="float" office:value="636310" calcext:value-type="float">
            <text:p>636310</text:p>
          </table:table-cell>
          <table:table-cell office:value-type="float" office:value="637736" calcext:value-type="float">
            <text:p>637736</text:p>
          </table:table-cell>
          <table:table-cell office:value-type="float" office:value="638524" calcext:value-type="float">
            <text:p>638524</text:p>
          </table:table-cell>
        </table:table-row>
        <table:table-row table:style-name="ro1">
          <table:table-cell office:value-type="string" calcext:value-type="string">
            <text:p>GAGTTCCCCGCGCCAGCGGG</text:p>
          </table:table-cell>
          <table:table-cell office:value-type="float" office:value="615034" calcext:value-type="float">
            <text:p>615034</text:p>
          </table:table-cell>
          <table:table-cell office:value-type="float" office:value="632761" calcext:value-type="float">
            <text:p>632761</text:p>
          </table:table-cell>
          <table:table-cell office:value-type="float" office:value="636425" calcext:value-type="float">
            <text:p>636425</text:p>
          </table:table-cell>
          <table:table-cell office:value-type="float" office:value="637842" calcext:value-type="float">
            <text:p>637842</text:p>
          </table:table-cell>
          <table:table-cell office:value-type="float" office:value="638576" calcext:value-type="float">
            <text:p>638576</text:p>
          </table:table-cell>
        </table:table-row>
        <table:table-row table:style-name="ro1">
          <table:table-cell office:value-type="string" calcext:value-type="string">
            <text:p>GAGTTCCCCGCGCCAGCGG</text:p>
          </table:table-cell>
          <table:table-cell office:value-type="float" office:value="615896" calcext:value-type="float">
            <text:p>615896</text:p>
          </table:table-cell>
          <table:table-cell office:value-type="float" office:value="633336" calcext:value-type="float">
            <text:p>633336</text:p>
          </table:table-cell>
          <table:table-cell office:value-type="float" office:value="636812" calcext:value-type="float">
            <text:p>636812</text:p>
          </table:table-cell>
          <table:table-cell office:value-type="float" office:value="638074" calcext:value-type="float">
            <text:p>638074</text:p>
          </table:table-cell>
          <table:table-cell office:value-type="float" office:value="638708" calcext:value-type="float">
            <text:p>638708</text:p>
          </table:table-cell>
        </table:table-row>
        <table:table-row table:style-name="ro1">
          <table:table-cell office:value-type="string" calcext:value-type="string">
            <text:p>GAGTTCCCCGCGCCAGCG</text:p>
          </table:table-cell>
          <table:table-cell office:value-type="float" office:value="616659" calcext:value-type="float">
            <text:p>616659</text:p>
          </table:table-cell>
          <table:table-cell office:value-type="float" office:value="633769" calcext:value-type="float">
            <text:p>633769</text:p>
          </table:table-cell>
          <table:table-cell office:value-type="float" office:value="637007" calcext:value-type="float">
            <text:p>637007</text:p>
          </table:table-cell>
          <table:table-cell office:value-type="float" office:value="638186" calcext:value-type="float">
            <text:p>638186</text:p>
          </table:table-cell>
          <table:table-cell office:value-type="float" office:value="638776" calcext:value-type="float">
            <text:p>638776</text:p>
          </table:table-cell>
        </table:table-row>
        <table:table-row table:style-name="ro1">
          <table:table-cell office:value-type="string" calcext:value-type="string">
            <text:p>GAGTTCCCCGCGCCAGC</text:p>
          </table:table-cell>
          <table:table-cell office:value-type="float" office:value="619566" calcext:value-type="float">
            <text:p>619566</text:p>
          </table:table-cell>
          <table:table-cell office:value-type="float" office:value="634323" calcext:value-type="float">
            <text:p>634323</text:p>
          </table:table-cell>
          <table:table-cell office:value-type="float" office:value="637297" calcext:value-type="float">
            <text:p>637297</text:p>
          </table:table-cell>
          <table:table-cell office:value-type="float" office:value="638313" calcext:value-type="float">
            <text:p>638313</text:p>
          </table:table-cell>
          <table:table-cell office:value-type="float" office:value="638885" calcext:value-type="float">
            <text:p>638885</text:p>
          </table:table-cell>
        </table:table-row>
        <table:table-row table:style-name="ro1">
          <table:table-cell office:value-type="string" calcext:value-type="string">
            <text:p>GAGTTCCCCGCGCCAG</text:p>
          </table:table-cell>
          <table:table-cell office:value-type="float" office:value="620027" calcext:value-type="float">
            <text:p>620027</text:p>
          </table:table-cell>
          <table:table-cell office:value-type="float" office:value="634545" calcext:value-type="float">
            <text:p>634545</text:p>
          </table:table-cell>
          <table:table-cell office:value-type="float" office:value="637451" calcext:value-type="float">
            <text:p>637451</text:p>
          </table:table-cell>
          <table:table-cell office:value-type="float" office:value="638414" calcext:value-type="float">
            <text:p>638414</text:p>
          </table:table-cell>
          <table:table-cell office:value-type="float" office:value="638984" calcext:value-type="float">
            <text:p>638984</text:p>
          </table:table-cell>
        </table:table-row>
        <table:table-row table:style-name="ro1">
          <table:table-cell office:value-type="string" calcext:value-type="string">
            <text:p>GAGTTCCCCGCGCCA</text:p>
          </table:table-cell>
          <table:table-cell office:value-type="float" office:value="620439" calcext:value-type="float">
            <text:p>620439</text:p>
          </table:table-cell>
          <table:table-cell office:value-type="float" office:value="634728" calcext:value-type="float">
            <text:p>634728</text:p>
          </table:table-cell>
          <table:table-cell office:value-type="float" office:value="637537" calcext:value-type="float">
            <text:p>637537</text:p>
          </table:table-cell>
          <table:table-cell office:value-type="float" office:value="638480" calcext:value-type="float">
            <text:p>638480</text:p>
          </table:table-cell>
          <table:table-cell office:value-type="float" office:value="639197" calcext:value-type="float">
            <text:p>639197</text:p>
          </table:table-cell>
        </table:table-row>
        <table:table-row table:style-name="ro1">
          <table:table-cell office:value-type="string" calcext:value-type="string">
            <text:p>GAGTTCCCCGCGCC</text:p>
          </table:table-cell>
          <table:table-cell office:value-type="float" office:value="620884" calcext:value-type="float">
            <text:p>620884</text:p>
          </table:table-cell>
          <table:table-cell office:value-type="float" office:value="634976" calcext:value-type="float">
            <text:p>634976</text:p>
          </table:table-cell>
          <table:table-cell office:value-type="float" office:value="637699" calcext:value-type="float">
            <text:p>637699</text:p>
          </table:table-cell>
          <table:table-cell office:value-type="float" office:value="638691" calcext:value-type="float">
            <text:p>638691</text:p>
          </table:table-cell>
          <table:table-cell office:value-type="float" office:value="640495" calcext:value-type="float">
            <text:p>640495</text:p>
          </table:table-cell>
        </table:table-row>
        <table:table-row table:style-name="ro1">
          <table:table-cell office:value-type="string" calcext:value-type="string">
            <text:p>GAGTTCCCCGCGC</text:p>
          </table:table-cell>
          <table:table-cell office:value-type="float" office:value="624032" calcext:value-type="float">
            <text:p>624032</text:p>
          </table:table-cell>
          <table:table-cell office:value-type="float" office:value="635874" calcext:value-type="float">
            <text:p>635874</text:p>
          </table:table-cell>
          <table:table-cell office:value-type="float" office:value="638115" calcext:value-type="float">
            <text:p>638115</text:p>
          </table:table-cell>
          <table:table-cell office:value-type="float" office:value="639305" calcext:value-type="float">
            <text:p>639305</text:p>
          </table:table-cell>
          <table:table-cell office:value-type="float" office:value="647261" calcext:value-type="float">
            <text:p>647261</text:p>
          </table:table-cell>
        </table:table-row>
        <table:table-row table:style-name="ro1">
          <table:table-cell office:value-type="string" calcext:value-type="string">
            <text:p>GAGTTCCCCGCG</text:p>
          </table:table-cell>
          <table:table-cell office:value-type="float" office:value="624797" calcext:value-type="float">
            <text:p>624797</text:p>
          </table:table-cell>
          <table:table-cell office:value-type="float" office:value="636223" calcext:value-type="float">
            <text:p>636223</text:p>
          </table:table-cell>
          <table:table-cell office:value-type="float" office:value="638325" calcext:value-type="float">
            <text:p>638325</text:p>
          </table:table-cell>
          <table:table-cell office:value-type="float" office:value="640871" calcext:value-type="float">
            <text:p>640871</text:p>
          </table:table-cell>
          <table:table-cell office:value-type="float" office:value="858316" calcext:value-type="float">
            <text:p>858316</text:p>
          </table:table-cell>
        </table:table-row>
        <table:table-row table:style-name="ro1">
          <table:table-cell office:value-type="string" calcext:value-type="string">
            <text:p>GAGTTCCCCGC</text:p>
          </table:table-cell>
          <table:table-cell office:value-type="float" office:value="625705" calcext:value-type="float">
            <text:p>625705</text:p>
          </table:table-cell>
          <table:table-cell office:value-type="float" office:value="636662" calcext:value-type="float">
            <text:p>636662</text:p>
          </table:table-cell>
          <table:table-cell office:value-type="float" office:value="638984" calcext:value-type="float">
            <text:p>638984</text:p>
          </table:table-cell>
          <table:table-cell office:value-type="float" office:value="647138" calcext:value-type="float">
            <text:p>647138</text:p>
          </table:table-cell>
          <table:table-cell office:value-type="float" office:value="1541137" calcext:value-type="float">
            <text:p>1541137</text:p>
          </table:table-cell>
        </table:table-row>
        <table:table-row table:style-name="ro1">
          <table:table-cell office:value-type="string" calcext:value-type="string">
            <text:p>GAGTTCCCCG</text:p>
          </table:table-cell>
          <table:table-cell office:value-type="float" office:value="626323" calcext:value-type="float">
            <text:p>626323</text:p>
          </table:table-cell>
          <table:table-cell office:value-type="float" office:value="637004" calcext:value-type="float">
            <text:p>637004</text:p>
          </table:table-cell>
          <table:table-cell office:value-type="float" office:value="640424" calcext:value-type="float">
            <text:p>640424</text:p>
          </table:table-cell>
          <table:table-cell office:value-type="float" office:value="670264" calcext:value-type="float">
            <text:p>670264</text:p>
          </table:table-cell>
          <table:table-cell office:value-type="float" office:value="2244200" calcext:value-type="float">
            <text:p>2244200</text:p>
          </table:table-cell>
        </table:table-row>
        <table:table-row table:style-name="ro1">
          <table:table-cell office:value-type="string" calcext:value-type="string">
            <text:p>GAGTTCCCC</text:p>
          </table:table-cell>
          <table:table-cell office:value-type="float" office:value="627112" calcext:value-type="float">
            <text:p>627112</text:p>
          </table:table-cell>
          <table:table-cell office:value-type="float" office:value="637526" calcext:value-type="float">
            <text:p>637526</text:p>
          </table:table-cell>
          <table:table-cell office:value-type="float" office:value="644058" calcext:value-type="float">
            <text:p>644058</text:p>
          </table:table-cell>
          <table:table-cell office:value-type="float" office:value="732763" calcext:value-type="float">
            <text:p>732763</text:p>
          </table:table-cell>
          <table:table-cell office:value-type="float" office:value="6946242" calcext:value-type="float">
            <text:p>6946242</text:p>
          </table:table-cell>
        </table:table-row>
        <table:table-row table:style-name="ro1">
          <table:table-cell office:value-type="string" calcext:value-type="string">
            <text:p>GAGTTCCC</text:p>
          </table:table-cell>
          <table:table-cell office:value-type="float" office:value="628208" calcext:value-type="float">
            <text:p>628208</text:p>
          </table:table-cell>
          <table:table-cell office:value-type="float" office:value="638351" calcext:value-type="float">
            <text:p>638351</text:p>
          </table:table-cell>
          <table:table-cell office:value-type="float" office:value="671551" calcext:value-type="float">
            <text:p>671551</text:p>
          </table:table-cell>
          <table:table-cell office:value-type="float" office:value="2273862" calcext:value-type="float">
            <text:p>2273862</text:p>
          </table:table-cell>
          <table:table-cell office:value-type="float" office:value="13655628" calcext:value-type="float">
            <text:p>13655628</text:p>
          </table:table-cell>
        </table:table-row>
        <table:table-row table:style-name="ro1">
          <table:table-cell office:value-type="string" calcext:value-type="string">
            <text:p>GAGTTCC</text:p>
          </table:table-cell>
          <table:table-cell office:value-type="float" office:value="631194" calcext:value-type="float">
            <text:p>631194</text:p>
          </table:table-cell>
          <table:table-cell office:value-type="float" office:value="653658" calcext:value-type="float">
            <text:p>653658</text:p>
          </table:table-cell>
          <table:table-cell office:value-type="float" office:value="905565" calcext:value-type="float">
            <text:p>905565</text:p>
          </table:table-cell>
          <table:table-cell office:value-type="float" office:value="5381523" calcext:value-type="float">
            <text:p>5381523</text:p>
          </table:table-cell>
          <table:table-cell office:value-type="float" office:value="29226249" calcext:value-type="float">
            <text:p>29226249</text:p>
          </table:table-cell>
        </table:table-row>
        <table:table-row table:style-name="ro1">
          <table:table-cell office:value-type="string" calcext:value-type="string">
            <text:p>GAGTTC</text:p>
          </table:table-cell>
          <table:table-cell office:value-type="float" office:value="644429" calcext:value-type="float">
            <text:p>644429</text:p>
          </table:table-cell>
          <table:table-cell office:value-type="float" office:value="858756" calcext:value-type="float">
            <text:p>858756</text:p>
          </table:table-cell>
          <table:table-cell office:value-type="float" office:value="3578240" calcext:value-type="float">
            <text:p>3578240</text:p>
          </table:table-cell>
          <table:table-cell office:value-type="float" office:value="17162768" calcext:value-type="float">
            <text:p>17162768</text:p>
          </table:table-cell>
          <table:table-cell office:value-type="float" office:value="637323" calcext:value-type="float">
            <text:p>637323</text:p>
          </table:table-cell>
        </table:table-row>
      </table:table>
      <table:table table:name="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ismatch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GTTCCCCGCGCCAGCGGGGATAAACCGC</text:p>
          </table:table-cell>
          <table:table-cell office:value-type="float" office:value="595299" calcext:value-type="float">
            <text:p>595299</text:p>
          </table:table-cell>
          <table:table-cell office:value-type="float" office:value="627780" calcext:value-type="float">
            <text:p>627780</text:p>
          </table:table-cell>
          <table:table-cell office:value-type="float" office:value="633894" calcext:value-type="float">
            <text:p>633894</text:p>
          </table:table-cell>
          <table:table-cell office:value-type="float" office:value="636054" calcext:value-type="float">
            <text:p>636054</text:p>
          </table:table-cell>
          <table:table-cell office:value-type="float" office:value="637323" calcext:value-type="float">
            <text:p>637323</text:p>
          </table:table-cell>
        </table:table-row>
        <table:table-row table:style-name="ro1">
          <table:table-cell office:value-type="string" calcext:value-type="string">
            <text:p>GAGTTCCCCGCGCCAGCGGGGATAAACCG</text:p>
          </table:table-cell>
          <table:table-cell office:value-type="float" office:value="609304" calcext:value-type="float">
            <text:p>609304</text:p>
          </table:table-cell>
          <table:table-cell office:value-type="float" office:value="630291" calcext:value-type="float">
            <text:p>630291</text:p>
          </table:table-cell>
          <table:table-cell office:value-type="float" office:value="634803" calcext:value-type="float">
            <text:p>634803</text:p>
          </table:table-cell>
          <table:table-cell office:value-type="float" office:value="636593" calcext:value-type="float">
            <text:p>636593</text:p>
          </table:table-cell>
          <table:table-cell office:value-type="float" office:value="637663" calcext:value-type="float">
            <text:p>637663</text:p>
          </table:table-cell>
        </table:table-row>
        <table:table-row table:style-name="ro1">
          <table:table-cell office:value-type="string" calcext:value-type="string">
            <text:p>AGTTCCCCGCGCCAGCGGGGATAAACCG</text:p>
          </table:table-cell>
          <table:table-cell office:value-type="float" office:value="609699" calcext:value-type="float">
            <text:p>609699</text:p>
          </table:table-cell>
          <table:table-cell office:value-type="float" office:value="630291" calcext:value-type="float">
            <text:p>630291</text:p>
          </table:table-cell>
          <table:table-cell office:value-type="float" office:value="634645" calcext:value-type="float">
            <text:p>634645</text:p>
          </table:table-cell>
          <table:table-cell office:value-type="float" office:value="636783" calcext:value-type="float">
            <text:p>636783</text:p>
          </table:table-cell>
          <table:table-cell office:value-type="float" office:value="637894" calcext:value-type="float">
            <text:p>637894</text:p>
          </table:table-cell>
        </table:table-row>
        <table:table-row table:style-name="ro1">
          <table:table-cell office:value-type="string" calcext:value-type="string">
            <text:p>GTTCCCCGCGCCAGCGGGGATAAACCG</text:p>
          </table:table-cell>
          <table:table-cell office:value-type="float" office:value="610084" calcext:value-type="float">
            <text:p>610084</text:p>
          </table:table-cell>
          <table:table-cell office:value-type="float" office:value="630737" calcext:value-type="float">
            <text:p>630737</text:p>
          </table:table-cell>
          <table:table-cell office:value-type="float" office:value="635281" calcext:value-type="float">
            <text:p>635281</text:p>
          </table:table-cell>
          <table:table-cell office:value-type="float" office:value="637149" calcext:value-type="float">
            <text:p>637149</text:p>
          </table:table-cell>
          <table:table-cell office:value-type="float" office:value="638101" calcext:value-type="float">
            <text:p>638101</text:p>
          </table:table-cell>
        </table:table-row>
        <table:table-row table:style-name="ro1">
          <table:table-cell office:value-type="string" calcext:value-type="string">
            <text:p>TTCCCCGCGCCAGCGGGGATAAACCG</text:p>
          </table:table-cell>
          <table:table-cell office:value-type="float" office:value="610442" calcext:value-type="float">
            <text:p>610442</text:p>
          </table:table-cell>
          <table:table-cell office:value-type="float" office:value="630944" calcext:value-type="float">
            <text:p>630944</text:p>
          </table:table-cell>
          <table:table-cell office:value-type="float" office:value="635618" calcext:value-type="float">
            <text:p>635618</text:p>
          </table:table-cell>
          <table:table-cell office:value-type="float" office:value="637410" calcext:value-type="float">
            <text:p>637410</text:p>
          </table:table-cell>
          <table:table-cell office:value-type="float" office:value="638300" calcext:value-type="float">
            <text:p>638300</text:p>
          </table:table-cell>
        </table:table-row>
        <table:table-row table:style-name="ro1">
          <table:table-cell office:value-type="string" calcext:value-type="string">
            <text:p>TCCCCGCGCCAGCGGGGATAAACCG</text:p>
          </table:table-cell>
          <table:table-cell office:value-type="float" office:value="611385" calcext:value-type="float">
            <text:p>611385</text:p>
          </table:table-cell>
          <table:table-cell office:value-type="float" office:value="631663" calcext:value-type="float">
            <text:p>631663</text:p>
          </table:table-cell>
          <table:table-cell office:value-type="float" office:value="635866" calcext:value-type="float">
            <text:p>635866</text:p>
          </table:table-cell>
          <table:table-cell office:value-type="float" office:value="637575" calcext:value-type="float">
            <text:p>637575</text:p>
          </table:table-cell>
          <table:table-cell office:value-type="float" office:value="638429" calcext:value-type="float">
            <text:p>638429</text:p>
          </table:table-cell>
        </table:table-row>
        <table:table-row table:style-name="ro1">
          <table:table-cell office:value-type="string" calcext:value-type="string">
            <text:p>CCCCGCGCCAGCGGGGATAAACCG</text:p>
          </table:table-cell>
          <table:table-cell office:value-type="float" office:value="611977" calcext:value-type="float">
            <text:p>611977</text:p>
          </table:table-cell>
          <table:table-cell office:value-type="float" office:value="631959" calcext:value-type="float">
            <text:p>631959</text:p>
          </table:table-cell>
          <table:table-cell office:value-type="float" office:value="635992" calcext:value-type="float">
            <text:p>635992</text:p>
          </table:table-cell>
          <table:table-cell office:value-type="float" office:value="637687" calcext:value-type="float">
            <text:p>637687</text:p>
          </table:table-cell>
          <table:table-cell office:value-type="float" office:value="638507" calcext:value-type="float">
            <text:p>638507</text:p>
          </table:table-cell>
        </table:table-row>
        <table:table-row table:style-name="ro1">
          <table:table-cell office:value-type="string" calcext:value-type="string">
            <text:p>CCCGCGCCAGCGGGGATAAACCG</text:p>
          </table:table-cell>
          <table:table-cell office:value-type="float" office:value="612708" calcext:value-type="float">
            <text:p>612708</text:p>
          </table:table-cell>
          <table:table-cell office:value-type="float" office:value="632202" calcext:value-type="float">
            <text:p>632202</text:p>
          </table:table-cell>
          <table:table-cell office:value-type="float" office:value="636229" calcext:value-type="float">
            <text:p>636229</text:p>
          </table:table-cell>
          <table:table-cell office:value-type="float" office:value="637814" calcext:value-type="float">
            <text:p>637814</text:p>
          </table:table-cell>
          <table:table-cell office:value-type="float" office:value="638597" calcext:value-type="float">
            <text:p>638597</text:p>
          </table:table-cell>
        </table:table-row>
        <table:table-row table:style-name="ro1">
          <table:table-cell office:value-type="string" calcext:value-type="string">
            <text:p>CCGCGCCAGCGGGGATAAACCG</text:p>
          </table:table-cell>
          <table:table-cell office:value-type="float" office:value="613631" calcext:value-type="float">
            <text:p>613631</text:p>
          </table:table-cell>
          <table:table-cell office:value-type="float" office:value="632510" calcext:value-type="float">
            <text:p>632510</text:p>
          </table:table-cell>
          <table:table-cell office:value-type="float" office:value="636443" calcext:value-type="float">
            <text:p>636443</text:p>
          </table:table-cell>
          <table:table-cell office:value-type="float" office:value="637936" calcext:value-type="float">
            <text:p>637936</text:p>
          </table:table-cell>
          <table:table-cell office:value-type="float" office:value="638656" calcext:value-type="float">
            <text:p>638656</text:p>
          </table:table-cell>
        </table:table-row>
        <table:table-row table:style-name="ro1">
          <table:table-cell office:value-type="string" calcext:value-type="string">
            <text:p>CGCGCCAGCGGGGATAAACCG</text:p>
          </table:table-cell>
          <table:table-cell office:value-type="float" office:value="615909" calcext:value-type="float">
            <text:p>615909</text:p>
          </table:table-cell>
          <table:table-cell office:value-type="float" office:value="633187" calcext:value-type="float">
            <text:p>633187</text:p>
          </table:table-cell>
          <table:table-cell office:value-type="float" office:value="636568" calcext:value-type="float">
            <text:p>636568</text:p>
          </table:table-cell>
          <table:table-cell office:value-type="float" office:value="638007" calcext:value-type="float">
            <text:p>638007</text:p>
          </table:table-cell>
          <table:table-cell office:value-type="float" office:value="638712" calcext:value-type="float">
            <text:p>638712</text:p>
          </table:table-cell>
        </table:table-row>
        <table:table-row table:style-name="ro1">
          <table:table-cell office:value-type="string" calcext:value-type="string">
            <text:p>GCGCCAGCGGGGATAAACCG</text:p>
          </table:table-cell>
          <table:table-cell office:value-type="float" office:value="617014" calcext:value-type="float">
            <text:p>617014</text:p>
          </table:table-cell>
          <table:table-cell office:value-type="float" office:value="633392" calcext:value-type="float">
            <text:p>633392</text:p>
          </table:table-cell>
          <table:table-cell office:value-type="float" office:value="636774" calcext:value-type="float">
            <text:p>636774</text:p>
          </table:table-cell>
          <table:table-cell office:value-type="float" office:value="638138" calcext:value-type="float">
            <text:p>638138</text:p>
          </table:table-cell>
          <table:table-cell office:value-type="float" office:value="638826" calcext:value-type="float">
            <text:p>638826</text:p>
          </table:table-cell>
        </table:table-row>
        <table:table-row table:style-name="ro1">
          <table:table-cell office:value-type="string" calcext:value-type="string">
            <text:p>CGCCAGCGGGGATAAACCG</text:p>
          </table:table-cell>
          <table:table-cell office:value-type="float" office:value="617526" calcext:value-type="float">
            <text:p>617526</text:p>
          </table:table-cell>
          <table:table-cell office:value-type="float" office:value="633687" calcext:value-type="float">
            <text:p>633687</text:p>
          </table:table-cell>
          <table:table-cell office:value-type="float" office:value="636964" calcext:value-type="float">
            <text:p>636964</text:p>
          </table:table-cell>
          <table:table-cell office:value-type="float" office:value="638260" calcext:value-type="float">
            <text:p>638260</text:p>
          </table:table-cell>
          <table:table-cell office:value-type="float" office:value="639051" calcext:value-type="float">
            <text:p>639051</text:p>
          </table:table-cell>
        </table:table-row>
        <table:table-row table:style-name="ro1">
          <table:table-cell office:value-type="string" calcext:value-type="string">
            <text:p>GCCAGCGGGGATAAACCG</text:p>
          </table:table-cell>
          <table:table-cell office:value-type="float" office:value="617999" calcext:value-type="float">
            <text:p>617999</text:p>
          </table:table-cell>
          <table:table-cell office:value-type="float" office:value="633908" calcext:value-type="float">
            <text:p>633908</text:p>
          </table:table-cell>
          <table:table-cell office:value-type="float" office:value="637198" calcext:value-type="float">
            <text:p>637198</text:p>
          </table:table-cell>
          <table:table-cell office:value-type="float" office:value="638489" calcext:value-type="float">
            <text:p>638489</text:p>
          </table:table-cell>
          <table:table-cell office:value-type="float" office:value="639149" calcext:value-type="float">
            <text:p>639149</text:p>
          </table:table-cell>
        </table:table-row>
        <table:table-row table:style-name="ro1">
          <table:table-cell office:value-type="string" calcext:value-type="string">
            <text:p>CCAGCGGGGATAAACCG</text:p>
          </table:table-cell>
          <table:table-cell office:value-type="float" office:value="618760" calcext:value-type="float">
            <text:p>618760</text:p>
          </table:table-cell>
          <table:table-cell office:value-type="float" office:value="634372" calcext:value-type="float">
            <text:p>634372</text:p>
          </table:table-cell>
          <table:table-cell office:value-type="float" office:value="637398" calcext:value-type="float">
            <text:p>637398</text:p>
          </table:table-cell>
          <table:table-cell office:value-type="float" office:value="638614" calcext:value-type="float">
            <text:p>638614</text:p>
          </table:table-cell>
          <table:table-cell office:value-type="float" office:value="639717" calcext:value-type="float">
            <text:p>639717</text:p>
          </table:table-cell>
        </table:table-row>
        <table:table-row table:style-name="ro1">
          <table:table-cell office:value-type="string" calcext:value-type="string">
            <text:p>CAGCGGGGATAAACCG</text:p>
          </table:table-cell>
          <table:table-cell office:value-type="float" office:value="619531" calcext:value-type="float">
            <text:p>619531</text:p>
          </table:table-cell>
          <table:table-cell office:value-type="float" office:value="634681" calcext:value-type="float">
            <text:p>634681</text:p>
          </table:table-cell>
          <table:table-cell office:value-type="float" office:value="637811" calcext:value-type="float">
            <text:p>637811</text:p>
          </table:table-cell>
          <table:table-cell office:value-type="float" office:value="638814" calcext:value-type="float">
            <text:p>638814</text:p>
          </table:table-cell>
          <table:table-cell office:value-type="float" office:value="640277" calcext:value-type="float">
            <text:p>640277</text:p>
          </table:table-cell>
        </table:table-row>
        <table:table-row table:style-name="ro1">
          <table:table-cell office:value-type="string" calcext:value-type="string">
            <text:p>AGCGGGGATAAACCG</text:p>
          </table:table-cell>
          <table:table-cell office:value-type="float" office:value="622746" calcext:value-type="float">
            <text:p>622746</text:p>
          </table:table-cell>
          <table:table-cell office:value-type="float" office:value="635507" calcext:value-type="float">
            <text:p>635507</text:p>
          </table:table-cell>
          <table:table-cell office:value-type="float" office:value="637986" calcext:value-type="float">
            <text:p>637986</text:p>
          </table:table-cell>
          <table:table-cell office:value-type="float" office:value="639178" calcext:value-type="float">
            <text:p>639178</text:p>
          </table:table-cell>
          <table:table-cell office:value-type="float" office:value="642980" calcext:value-type="float">
            <text:p>642980</text:p>
          </table:table-cell>
        </table:table-row>
        <table:table-row table:style-name="ro1">
          <table:table-cell office:value-type="string" calcext:value-type="string">
            <text:p>GCGGGGATAAACCG</text:p>
          </table:table-cell>
          <table:table-cell office:value-type="float" office:value="623287" calcext:value-type="float">
            <text:p>623287</text:p>
          </table:table-cell>
          <table:table-cell office:value-type="float" office:value="635816" calcext:value-type="float">
            <text:p>635816</text:p>
          </table:table-cell>
          <table:table-cell office:value-type="float" office:value="638124" calcext:value-type="float">
            <text:p>638124</text:p>
          </table:table-cell>
          <table:table-cell office:value-type="float" office:value="639537" calcext:value-type="float">
            <text:p>639537</text:p>
          </table:table-cell>
          <table:table-cell office:value-type="float" office:value="645608" calcext:value-type="float">
            <text:p>645608</text:p>
          </table:table-cell>
        </table:table-row>
        <table:table-row table:style-name="ro1">
          <table:table-cell office:value-type="string" calcext:value-type="string">
            <text:p>CGGGGATAAACCG</text:p>
          </table:table-cell>
          <table:table-cell office:value-type="float" office:value="623811" calcext:value-type="float">
            <text:p>623811</text:p>
          </table:table-cell>
          <table:table-cell office:value-type="float" office:value="635995" calcext:value-type="float">
            <text:p>635995</text:p>
          </table:table-cell>
          <table:table-cell office:value-type="float" office:value="638527" calcext:value-type="float">
            <text:p>638527</text:p>
          </table:table-cell>
          <table:table-cell office:value-type="float" office:value="640825" calcext:value-type="float">
            <text:p>640825</text:p>
          </table:table-cell>
          <table:table-cell office:value-type="float" office:value="860605" calcext:value-type="float">
            <text:p>860605</text:p>
          </table:table-cell>
        </table:table-row>
        <table:table-row table:style-name="ro1">
          <table:table-cell office:value-type="string" calcext:value-type="string">
            <text:p>GGGGATAAACCG</text:p>
          </table:table-cell>
          <table:table-cell office:value-type="float" office:value="624325" calcext:value-type="float">
            <text:p>624325</text:p>
          </table:table-cell>
          <table:table-cell office:value-type="float" office:value="636289" calcext:value-type="float">
            <text:p>636289</text:p>
          </table:table-cell>
          <table:table-cell office:value-type="float" office:value="639282" calcext:value-type="float">
            <text:p>639282</text:p>
          </table:table-cell>
          <table:table-cell office:value-type="float" office:value="850315" calcext:value-type="float">
            <text:p>850315</text:p>
          </table:table-cell>
          <table:table-cell office:value-type="float" office:value="1108953" calcext:value-type="float">
            <text:p>1108953</text:p>
          </table:table-cell>
        </table:table-row>
        <table:table-row table:style-name="ro1">
          <table:table-cell office:value-type="string" calcext:value-type="string">
            <text:p>GGGATAAACCG</text:p>
          </table:table-cell>
          <table:table-cell office:value-type="float" office:value="627284" calcext:value-type="float">
            <text:p>627284</text:p>
          </table:table-cell>
          <table:table-cell office:value-type="float" office:value="636906" calcext:value-type="float">
            <text:p>636906</text:p>
          </table:table-cell>
          <table:table-cell office:value-type="float" office:value="641079" calcext:value-type="float">
            <text:p>641079</text:p>
          </table:table-cell>
          <table:table-cell office:value-type="float" office:value="868172" calcext:value-type="float">
            <text:p>868172</text:p>
          </table:table-cell>
          <table:table-cell office:value-type="float" office:value="2510444" calcext:value-type="float">
            <text:p>2510444</text:p>
          </table:table-cell>
        </table:table-row>
        <table:table-row table:style-name="ro1">
          <table:table-cell office:value-type="string" calcext:value-type="string">
            <text:p>GGATAAACCG</text:p>
          </table:table-cell>
          <table:table-cell office:value-type="float" office:value="628200" calcext:value-type="float">
            <text:p>628200</text:p>
          </table:table-cell>
          <table:table-cell office:value-type="float" office:value="637332" calcext:value-type="float">
            <text:p>637332</text:p>
          </table:table-cell>
          <table:table-cell office:value-type="float" office:value="645093" calcext:value-type="float">
            <text:p>645093</text:p>
          </table:table-cell>
          <table:table-cell office:value-type="float" office:value="1322193" calcext:value-type="float">
            <text:p>1322193</text:p>
          </table:table-cell>
          <table:table-cell office:value-type="float" office:value="5919184" calcext:value-type="float">
            <text:p>5919184</text:p>
          </table:table-cell>
        </table:table-row>
        <table:table-row table:style-name="ro1">
          <table:table-cell office:value-type="string" calcext:value-type="string">
            <text:p>GATAAACCG</text:p>
          </table:table-cell>
          <table:table-cell office:value-type="float" office:value="629577" calcext:value-type="float">
            <text:p>629577</text:p>
          </table:table-cell>
          <table:table-cell office:value-type="float" office:value="638297" calcext:value-type="float">
            <text:p>638297</text:p>
          </table:table-cell>
          <table:table-cell office:value-type="float" office:value="661886" calcext:value-type="float">
            <text:p>661886</text:p>
          </table:table-cell>
          <table:table-cell office:value-type="float" office:value="3080568" calcext:value-type="float">
            <text:p>3080568</text:p>
          </table:table-cell>
          <table:table-cell office:value-type="float" office:value="11770386" calcext:value-type="float">
            <text:p>11770386</text:p>
          </table:table-cell>
        </table:table-row>
        <table:table-row table:style-name="ro1">
          <table:table-cell office:value-type="string" calcext:value-type="string">
            <text:p>ATAAACCG</text:p>
          </table:table-cell>
          <table:table-cell office:value-type="float" office:value="630099" calcext:value-type="float">
            <text:p>630099</text:p>
          </table:table-cell>
          <table:table-cell office:value-type="float" office:value="639159" calcext:value-type="float">
            <text:p>639159</text:p>
          </table:table-cell>
          <table:table-cell office:value-type="float" office:value="1326997" calcext:value-type="float">
            <text:p>1326997</text:p>
          </table:table-cell>
          <table:table-cell office:value-type="float" office:value="8680000" calcext:value-type="float">
            <text:p>8680000</text:p>
          </table:table-cell>
          <table:table-cell office:value-type="float" office:value="28519068" calcext:value-type="float">
            <text:p>28519068</text:p>
          </table:table-cell>
        </table:table-row>
        <table:table-row table:style-name="ro1">
          <table:table-cell office:value-type="string" calcext:value-type="string">
            <text:p>TAAACCG</text:p>
          </table:table-cell>
          <table:table-cell office:value-type="float" office:value="630868" calcext:value-type="float">
            <text:p>630868</text:p>
          </table:table-cell>
          <table:table-cell office:value-type="float" office:value="643229" calcext:value-type="float">
            <text:p>643229</text:p>
          </table:table-cell>
          <table:table-cell office:value-type="float" office:value="4756821" calcext:value-type="float">
            <text:p>4756821</text:p>
          </table:table-cell>
          <table:table-cell office:value-type="float" office:value="636054" calcext:value-type="float">
            <text:p>636054</text:p>
          </table:table-cell>
          <table:table-cell office:value-type="float" office:value="637323" calcext:value-type="float">
            <text:p>637323</text:p>
          </table:table-cell>
        </table:table-row>
        <table:table-row table:style-name="ro1">
          <table:table-cell office:value-type="string" calcext:value-type="string">
            <text:p>AAACCG</text:p>
          </table:table-cell>
          <table:table-cell office:value-type="float" office:value="633199" calcext:value-type="float">
            <text:p>633199</text:p>
          </table:table-cell>
          <table:table-cell office:value-type="float" office:value="878068" calcext:value-type="float">
            <text:p>878068</text:p>
          </table:table-cell>
          <table:table-cell office:value-type="float" office:value="14949255" calcext:value-type="float">
            <text:p>14949255</text:p>
          </table:table-cell>
          <table:table-cell office:value-type="float" office:value="636593" calcext:value-type="float">
            <text:p>636593</text:p>
          </table:table-cell>
          <table:table-cell office:value-type="float" office:value="637663" calcext:value-type="float">
            <text:p>637663</text:p>
          </table:table-cell>
        </table:table-row>
        <table:table-row table:style-name="ro1">
          <table:table-cell office:value-type="string" calcext:value-type="string">
            <text:p>AACCG</text:p>
          </table:table-cell>
          <table:table-cell office:value-type="float" office:value="636505" calcext:value-type="float">
            <text:p>636505</text:p>
          </table:table-cell>
          <table:table-cell office:value-type="float" office:value="1578639" calcext:value-type="float">
            <text:p>1578639</text:p>
          </table:table-cell>
          <table:table-cell office:value-type="float" office:value="633894" calcext:value-type="float">
            <text:p>633894</text:p>
          </table:table-cell>
          <table:table-cell office:value-type="float" office:value="636783" calcext:value-type="float">
            <text:p>636783</text:p>
          </table:table-cell>
          <table:table-cell office:value-type="float" office:value="637894" calcext:value-type="float">
            <text:p>637894</text:p>
          </table:table-cell>
        </table:table-row>
        <table:table-row table:style-name="ro1">
          <table:table-cell office:value-type="string" calcext:value-type="string">
            <text:p>ACCG</text:p>
          </table:table-cell>
          <table:table-cell office:value-type="float" office:value="661846" calcext:value-type="float">
            <text:p>661846</text:p>
          </table:table-cell>
          <table:table-cell office:value-type="float" office:value="7109555" calcext:value-type="float">
            <text:p>7109555</text:p>
          </table:table-cell>
          <table:table-cell office:value-type="float" office:value="634803" calcext:value-type="float">
            <text:p>634803</text:p>
          </table:table-cell>
          <table:table-cell office:value-type="float" office:value="637058" calcext:value-type="float">
            <text:p>637058</text:p>
          </table:table-cell>
          <table:table-cell office:value-type="float" office:value="637992" calcext:value-type="float">
            <text:p>637992</text:p>
          </table:table-cell>
        </table:table-row>
        <table:table-row table:style-name="ro1">
          <table:table-cell office:value-type="string" calcext:value-type="string">
            <text:p>CCG</text:p>
          </table:table-cell>
          <table:table-cell office:value-type="float" office:value="3299434" calcext:value-type="float">
            <text:p>3299434</text:p>
          </table:table-cell>
          <table:table-cell office:value-type="float" office:value="24988903" calcext:value-type="float">
            <text:p>24988903</text:p>
          </table:table-cell>
          <table:table-cell office:value-type="float" office:value="634645" calcext:value-type="float">
            <text:p>634645</text:p>
          </table:table-cell>
          <table:table-cell office:value-type="float" office:value="637149" calcext:value-type="float">
            <text:p>637149</text:p>
          </table:table-cell>
          <table:table-cell office:value-type="float" office:value="638101" calcext:value-type="float">
            <text:p>638101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office:value-type="float" office:value="12038482" calcext:value-type="float">
            <text:p>12038482</text:p>
          </table:table-cell>
          <table:table-cell office:value-type="float" office:value="627780" calcext:value-type="float">
            <text:p>627780</text:p>
          </table:table-cell>
          <table:table-cell office:value-type="float" office:value="635028" calcext:value-type="float">
            <text:p>635028</text:p>
          </table:table-cell>
          <table:table-cell office:value-type="float" office:value="637410" calcext:value-type="float">
            <text:p>637410</text:p>
          </table:table-cell>
          <table:table-cell office:value-type="float" office:value="638300" calcext:value-type="float">
            <text:p>638300</text:p>
          </table:table-cell>
        </table:table-row>
      </table:table>
      <table:table table:name="3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ismatch</text:p>
          </table:table-cell>
          <table:table-cell office:value-type="string" calcext:value-type="string">
            <text:p>repeat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pacers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5299" calcext:value-type="float">
            <text:p>595299</text:p>
          </table:table-cell>
          <table:table-cell/>
          <table:table-cell office:value-type="float" office:value="380510" calcext:value-type="float">
            <text:p>3805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7780" calcext:value-type="float">
            <text:p>627780</text:p>
          </table:table-cell>
          <table:table-cell table:formula="of:=[.B3]-[.B2]" office:value-type="float" office:value="32481" calcext:value-type="float">
            <text:p>32481</text:p>
          </table:table-cell>
          <table:table-cell office:value-type="float" office:value="414358" calcext:value-type="float">
            <text:p>414358</text:p>
          </table:table-cell>
          <table:table-cell table:formula="of:=[.D3]-[.D2]" office:value-type="float" office:value="33848" calcext:value-type="float">
            <text:p>33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3894" calcext:value-type="float">
            <text:p>633894</text:p>
          </table:table-cell>
          <table:table-cell table:formula="of:=[.B4]-[.B3]" office:value-type="float" office:value="6114" calcext:value-type="float">
            <text:p>6114</text:p>
          </table:table-cell>
          <table:table-cell office:value-type="float" office:value="420563" calcext:value-type="float">
            <text:p>420563</text:p>
          </table:table-cell>
          <table:table-cell table:formula="of:=[.D4]-[.D3]" office:value-type="float" office:value="6205" calcext:value-type="float">
            <text:p>62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6054" calcext:value-type="float">
            <text:p>636054</text:p>
          </table:table-cell>
          <table:table-cell table:formula="of:=[.B5]-[.B4]" office:value-type="float" office:value="2160" calcext:value-type="float">
            <text:p>2160</text:p>
          </table:table-cell>
          <table:table-cell office:value-type="float" office:value="422830" calcext:value-type="float">
            <text:p>422830</text:p>
          </table:table-cell>
          <table:table-cell table:formula="of:=[.D5]-[.D4]" office:value-type="float" office:value="2267" calcext:value-type="float">
            <text:p>22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7323" calcext:value-type="float">
            <text:p>637323</text:p>
          </table:table-cell>
          <table:table-cell table:formula="of:=[.B6]-[.B5]" office:value-type="float" office:value="1269" calcext:value-type="float">
            <text:p>1269</text:p>
          </table:table-cell>
          <table:table-cell office:value-type="float" office:value="424173" calcext:value-type="float">
            <text:p>424173</text:p>
          </table:table-cell>
          <table:table-cell table:formula="of:=[.D6]-[.D5]"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8141" calcext:value-type="float">
            <text:p>638141</text:p>
          </table:table-cell>
          <table:table-cell table:formula="of:=[.B7]-[.B6]" office:value-type="float" office:value="818" calcext:value-type="float">
            <text:p>818</text:p>
          </table:table-cell>
          <table:table-cell office:value-type="float" office:value="425045" calcext:value-type="float">
            <text:p>425045</text:p>
          </table:table-cell>
          <table:table-cell table:formula="of:=[.D7]-[.D6]"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8478" calcext:value-type="float">
            <text:p>638478</text:p>
          </table:table-cell>
          <table:table-cell table:formula="of:=[.B8]-[.B7]" office:value-type="float" office:value="337" calcext:value-type="float">
            <text:p>337</text:p>
          </table:table-cell>
          <table:table-cell office:value-type="float" office:value="425399" calcext:value-type="float">
            <text:p>425399</text:p>
          </table:table-cell>
          <table:table-cell table:formula="of:=[.D8]-[.D7]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8853" calcext:value-type="float">
            <text:p>638853</text:p>
          </table:table-cell>
          <table:table-cell table:formula="of:=[.B9]-[.B8]" office:value-type="float" office:value="375" calcext:value-type="float">
            <text:p>375</text:p>
          </table:table-cell>
          <table:table-cell office:value-type="float" office:value="425774" calcext:value-type="float">
            <text:p>425774</text:p>
          </table:table-cell>
          <table:table-cell table:formula="of:=[.D9]-[.D8]"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9288" calcext:value-type="float">
            <text:p>639288</text:p>
          </table:table-cell>
          <table:table-cell table:formula="of:=[.B10]-[.B9]" office:value-type="float" office:value="435" calcext:value-type="float">
            <text:p>435</text:p>
          </table:table-cell>
          <table:table-cell office:value-type="float" office:value="426151" calcext:value-type="float">
            <text:p>426151</text:p>
          </table:table-cell>
          <table:table-cell table:formula="of:=[.D10]-[.D9]"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9081" calcext:value-type="float">
            <text:p>639081</text:p>
          </table:table-cell>
          <table:table-cell table:formula="of:=[.B11]-[.B10]" office:value-type="float" office:value="-207" calcext:value-type="float">
            <text:p>-207</text:p>
          </table:table-cell>
          <table:table-cell office:value-type="float" office:value="425976" calcext:value-type="float">
            <text:p>425976</text:p>
          </table:table-cell>
          <table:table-cell table:formula="of:=[.D11]-[.D10]" office:value-type="float" office:value="-175" calcext:value-type="float">
            <text:p>-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0536" calcext:value-type="float">
            <text:p>640536</text:p>
          </table:table-cell>
          <table:table-cell table:formula="of:=[.B12]-[.B11]" office:value-type="float" office:value="1455" calcext:value-type="float">
            <text:p>1455</text:p>
          </table:table-cell>
          <table:table-cell office:value-type="float" office:value="426355" calcext:value-type="float">
            <text:p>426355</text:p>
          </table:table-cell>
          <table:table-cell table:formula="of:=[.D12]-[.D11]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9451" calcext:value-type="float">
            <text:p>639451</text:p>
          </table:table-cell>
          <table:table-cell table:formula="of:=[.B13]-[.B12]" office:value-type="float" office:value="-1085" calcext:value-type="float">
            <text:p>-1085</text:p>
          </table:table-cell>
          <table:table-cell office:value-type="float" office:value="426256" calcext:value-type="float">
            <text:p>426256</text:p>
          </table:table-cell>
          <table:table-cell table:formula="of:=[.D13]-[.D12]"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40668" calcext:value-type="float">
            <text:p>840668</text:p>
          </table:table-cell>
          <table:table-cell table:formula="of:=[.B14]-[.B13]" office:value-type="float" office:value="201217" calcext:value-type="float">
            <text:p>201217</text:p>
          </table:table-cell>
          <table:table-cell office:value-type="float" office:value="427657" calcext:value-type="float">
            <text:p>427657</text:p>
          </table:table-cell>
          <table:table-cell table:formula="of:=[.D14]-[.D13]" office:value-type="float" office:value="1401" calcext:value-type="float">
            <text:p>140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'GAGTTCCCCGCGCCAGCGGGGATAAACCGC'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'2'.A1:'2'.C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 style:data-style-name="N2" text:time-value="18:14:30.6134552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6T18:37:51.187313066</dc:date>
    <meta:generator>LibreOffice/4.2.6.3$Linux_X86_64 LibreOffice_project/420m0$Build-3</meta:generator>
    <meta:editing-duration>P0D</meta:editing-duration>
    <meta:editing-cycles>1</meta:editing-cycles>
    <meta:document-statistic meta:table-count="3" meta:cell-count="405" meta:object-count="0"/>
  </office:meta>
</office:document-meta>
</file>